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use-window-font-color="true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use-window-font-color="true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color="#000000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style:use-window-font-color="true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2" style:family="text">
      <style:text-properties style:use-window-font-color="true" style:font-name="Segoe UI Semibold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style:font-name="Segoe UI" fo:font-size="32pt" fo:text-shadow="1pt 1pt" style:font-size-asian="32pt" style:font-size-complex="32pt"/>
    </style:style>
    <style:style style:name="T6" style:family="text">
      <style:text-properties style:font-name="Segoe UI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9" style:family="text">
      <style:text-properties fo:color="#003d73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1" style:family="text">
      <style:text-properties fo:color="#003d73" style:text-position="super 58%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3d73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3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556cm" svg:x="1.778cm" svg:y="0.762cm">
          <draw:text-box>
            <text:p text:style-name="P1"><text:span text:style-name="T1">Psalmody</text:span></text:p>
            <text:p text:style-name="P1"><text:span text:style-name="T2">Psalm 90:12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572cm" svg:x="1.778cm" svg:y="0.762cm">
          <draw:text-box>
            <text:p text:style-name="P4"><text:span text:style-name="T3">12</text:span><text:span text:style-name="T4">So teach us to number our days</text:span></text:p>
            <text:p><text:span text:style-name="T5"><text:s text:c="7"/></text:span><text:span text:style-name="T6">that we may get a heart of wisdom.</text:span></text:p>
            <text:p><text:span text:style-name="T7">13</text:span><text:span text:style-name="T8">Return, O LORD! How long?</text:span></text:p>
            <text:p><text:span text:style-name="T5"><text:s text:c="7"/></text:span><text:span text:style-name="T6">Have pity on your servan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5" draw:layer="layout" svg:width="24.892cm" svg:height="6.263cm" svg:x="1.524cm" svg:y="0.762cm">
          <draw:text-box>
            <text:p text:style-name="P4"><text:span text:style-name="T9">14</text:span><text:span text:style-name="T10">Satisfy us in the morning with your steadfast <text:s/></text:span></text:p>
            <text:p text:style-name="P4"><text:span text:style-name="T10"><text:s text:c="2"/></text:span><text:span text:style-name="T10">love,</text:span></text:p>
            <text:p><text:span text:style-name="T5"><text:s text:c="7"/></text:span><text:span text:style-name="T6">that we may rejoice and be glad all our </text:span></text:p>
            <text:p><text:span text:style-name="T6"><text:s text:c="7"/></text:span><text:span text:style-name="T6">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5" draw:text-style-name="P5" draw:layer="layout" svg:width="25.4cm" svg:height="7.766cm" svg:x="1.27cm" svg:y="0.762cm">
          <draw:text-box>
            <text:p text:style-name="P4"><text:span text:style-name="T9">15</text:span><text:span text:style-name="T10">Make us glad for as many days as you have <text:s/></text:span></text:p>
            <text:p text:style-name="P4"><text:span text:style-name="T10"><text:s text:c="2"/></text:span><text:span text:style-name="T10">afflicted us,</text:span></text:p>
            <text:p><text:span text:style-name="T5"><text:s text:c="6"/></text:span><text:span text:style-name="T6">and for as many years as we have seen evil.</text:span></text:p>
            <text:p><text:span text:style-name="T3">16</text:span><text:span text:style-name="T4">Let your work be shown to your servants,</text:span></text:p>
            <text:p><text:span text:style-name="T5"><text:s text:c="5"/></text:span><text:span text:style-name="T6"><text:s/></text:span><text:span text:style-name="T6">and your glorious power to their childr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5" draw:layer="layout" svg:width="24.892cm" svg:height="4.76cm" svg:x="1.524cm" svg:y="0.828cm">
          <draw:text-box>
            <text:p text:style-name="P4"><text:span text:style-name="T11">17</text:span><text:span text:style-name="T12">Let the favor of the Lord our God be upon us,</text:span></text:p>
            <text:p><text:span text:style-name="T5"><text:s text:c="6"/></text:span><text:span text:style-name="T6">and establish the work of our hands upon </text:span></text:p>
            <text:p><text:span text:style-name="T6"><text:s text:c="6"/></text:span><text:span text:style-name="T6">us; yes, establish the work of our hand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4" draw:text-style-name="P7" draw:layer="layout" svg:width="24.638cm" svg:height="6.263cm" svg:x="1.524cm" svg:y="0.762cm">
          <draw:text-box>
            <text:p text:style-name="P6"><text:span text:style-name="T13">C: Glory be to the Father and to the Son</text:span></text:p>
            <text:p text:style-name="P6"><text:span text:style-name="T13">and to the Holy Spirit;</text:span></text:p>
            <text:p text:style-name="P6"><text:span text:style-name="T13">as it was in the beginning,</text:span></text:p>
            <text:p text:style-name="P6"><text:span text:style-name="T13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1:08:42.906000000</meta:creation-date>
    <dc:title>Hymn template</dc:title>
    <meta:editing-duration>PT8M15S</meta:editing-duration>
    <meta:editing-cycles>7</meta:editing-cycles>
    <meta:generator>LibreOffice/6.0.6.2$Windows_X86_64 LibreOffice_project/0c292870b25a325b5ed35f6b45599d2ea4458e77</meta:generator>
    <meta:initial-creator>Arthur Hoch</meta:initial-creator>
    <dc:date>2018-10-11T21:03:57.157000000</dc:date>
    <meta:document-statistic meta:object-count="94"/>
    <meta:template xlink:type="simple" xlink:actuate="onRequest" xlink:title="Hymn template" xlink:href="../../AppData/Roaming/LibreOffice/4/user/template/Worship%20Templsates/Hymn%20template.otp" meta:date="2015-10-10T11:08:42.671000000"/>
  </office:meta>
</office:document-meta>
</file>